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T1" style:family="text">
      <style:text-properties officeooo:rsid="001ec038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sa 1:</text:p>
      <text:p text:style-name="Standard">1)HOLA-A-TODOS</text:p>
      <text:p text:style-name="Standard">BUENAS</text:p>
      <text:p text:style-name="Standard">BIEN</text:p>
      <text:p text:style-name="Standard">______________int</text:p>
      <text:p text:style-name="Standard">DET QUÉ1 MES</text:p>
      <text:p text:style-name="Standard">_____int</text:p>
      <text:p text:style-name="Standard">QUÉ2</text:p>
      <text:p text:style-name="Standard">OCTUBRE</text:p>
      <text:p text:style-name="Standard">_____________int</text:p>
      <text:p text:style-name="Standard">QUÉ1 HABER</text:p>
      <text:p text:style-name="Standard">_________________________int</text:p>
      <text:p text:style-name="Standard">QUÉ1 TENER DENTRO DET</text:p>
      <text:p text:style-name="Standard">A-LO-LARGO-DE-UN-TIEMPO ANIVERSARIO COMISI{ON JUVENTUD ASOCIACIÓN</text:p>
      <text:p text:style-name="Standard">________________________int</text:p>
      <text:p text:style-name="Standard">QUÉ1 FECHA FUNDACIÓN</text:p>
      <text:p text:style-name="Standard">UNO-SEIS OCTUBRE AÑO MI-NUEVE-SEIS-OCHO</text:p>
      <text:p text:style-name="Standard">DENTRO-DE-UN-TIEMPO QUÉ1 CUATRO-CINCO</text:p>
      <text:p text:style-name="Standard">2) HOLA-A-TODOS PRO1 AHORA Pro1-CONTAR-Pro2 GLOSAX*</text:p>
      <text:p text:style-name="Standard">SABER DENTRO-DENTRO-DE-UN-TIEMPO FIESTA</text:p>
      <text:p text:style-name="Standard">NUEVE NOVIEMBRE</text:p>
      <text:p text:style-name="Standard">HORA OCHO NOCHE EMPEZAR HASTA*2 NO-IMPORTAR</text:p>
      <text:p text:style-name="Standard">_______int</text:p>
      <text:p text:style-name="Standard">DÖNDE</text:p>
      <text:p text:style-name="Standard">DET <text:s/>ASOCIACI]ON SORDOS URUGUAY</text:p>
      <text:p text:style-name="Standard">POR-FAVOR Pro2-VENIR-pl DIVERSI{ON</text:p>
      <text:p text:style-name="Standard">3)Pro3-CONTAR-Pro2 FIESTA</text:p>
      <text:p text:style-name="Standard">ADENTRO QU{E*3 COMIDA</text:p>
      <text:p text:style-name="Standard">ENNUMERACI{ON-UNO ASADO POLLO CHORIZO-pl ENSALADA-RUSA TOMATE LECHUGA POSTRE TORTA</text:p>
      <text:p text:style-name="Standard">BEBIDA APARTE</text:p>
      <text:p text:style-name="Standard">HABER ACTIVIDAD-pl LINDO SORTEO-pl</text:p>
      <text:p text:style-name="Standard">REINA MUJER PENSAR S{OLO MUJER</text:p>
      <text:p text:style-name="Standard">NO</text:p>
      <text:p text:style-name="Standard">HOMBRE TAMBI{EN</text:p>
      <text:p text:style-name="Standard">HABER PREMIO-pl REGALO-pl SORPRESA</text:p>
      <text:p text:style-name="Standard">4)________________int</text:p>
      <text:p text:style-name="Standard"><text:s text:c="3"/>PLATA CU{ANTO</text:p>
      <text:p text:style-name="Standard">ASOCIACI{ON DOS-CINCO-CERO</text:p>
      <text:p text:style-name="Standard">NO ASOCIACI{ON TRES-CINCO-CERO</text:p>
      <text:p text:style-name="Standard">PERO APARTE BEBIDA APARTE</text:p>
      <text:p text:style-name="Standard">CONJUNTO COMIDA ENNUMERACI{ON UNO-DOS-TRES-SI</text:p>
      <text:p text:style-name="Standard">5)________________________int</text:p>
      <text:p text:style-name="Standard"><text:s text:c="3"/>AHORA PAGAR CU{ANDO</text:p>
      <text:p text:style-name="Standard">{ULTIMO D{IA PAGAR FECHA SIETE NOVIEMBRE</text:p>
      <text:p text:style-name="Standard">______________int</text:p>
      <text:p text:style-name="Standard">QUI{EN PAGAR</text:p>
      <text:p text:style-name="Standard">AVISAR*4 Pro2-AVISAR-Pro1 PRO1 O PRO3 SEÑA-PERSONAL(DARIO) Pro2-PAGAR-Pro3</text:p>
      <text:p text:style-name="Standard"/>
      <text:p text:style-name="Standard">*¿subordinante?</text:p>
      <text:p text:style-name="Standard">*2 hasta utilizado sin det de tiempo</text:p>
      <text:p text:style-name="Standard">*3 subordinante</text:p>
      <text:p text:style-name="Standard"><text:soft-page-break/>*4 error</text:p>
      <text:p text:style-name="Standard"/>
      <text:p text:style-name="Standard">Traducción:</text:p>
      <text:p text:style-name="Standard"/>
      <text:list xml:id="list2083829800" text:style-name="L1">
        <text:list-item>
          <text:list>
            <text:list-item>
              <text:list>
                <text:list-item>
                  <text:p text:style-name="P2">Hola a todos. Buenas. Espero que estén bien</text:p>
                  <text:p text:style-name="P2">Qué hay en este mes de octubre?</text:p>
                  <text:p text:style-name="P2">Qué hay durante este mes? A lo largo de este mes será el aniversario de la comisión de juventud de la asociación de sordos.</text:p>
                </text:list-item>
              </text:list>
            </text:list-item>
          </text:list>
        </text:list-item>
      </text:list>
      <text:p text:style-name="Standard"/>
      <text:p text:style-name="Standard"><text:tab/>Cuál es la fecha de fundación?</text:p>
      <text:p text:style-name="Standard"><text:tab/>16 de octubre de 1968</text:p>
      <text:p text:style-name="Standard"><text:tab/>Dentro de un tiempo cumplirá 45 años</text:p>
      <text:p text:style-name="Standard"/>
      <text:list xml:id="list2085125938" text:style-name="L2">
        <text:list-item>
          <text:p text:style-name="P3">Hola a todos. Acá les voy a contar sobre la fiesta que habrá el 9 de noviembre próximo.</text:p>
          <text:p text:style-name="P3">La fiesta será de 8 de la noche a 2 de la mañana aproximadamente.</text:p>
          <text:p text:style-name="P3">Dónde será la fiesta? En el locar de la Asociación de Sordos del Uruguay</text:p>
          <text:p text:style-name="P3">Por favor, vengan a divertirse <text:s/></text:p>
        </text:list-item>
      </text:list>
      <text:p text:style-name="Standard"/>
      <text:list xml:id="list2123973210" text:style-name="L3">
        <text:list-item>
          <text:p text:style-name="P4">LE vamos a contar a ustedes sobre la fiesta.</text:p>
          <text:p text:style-name="P4">Habrá comida, asado, pollo, chorizos, ensalada rusa, ensalada de tomate y lechuga, postre y torta. La bebida es aparte</text:p>
          <text:p text:style-name="P4">Va haber activi<text:span text:style-name="T1">d</text:span>ades divertidas y sorteos. Concurso de Reina. No solo para mujeres sino también para hombres. El concurso tendrá premios sorpresa.</text:p>
          <text:p text:style-name="P4"/>
        </text:list-item>
        <text:list-item>
          <text:p text:style-name="P4">Cuánta plata es la entrada? Para socios 250 pesos para no socios 350 pesos</text:p>
          <text:p text:style-name="P4">La bebida es aparte. Con la entrada está incluido todo lo enumerado para comer.</text:p>
          <text:p text:style-name="P4">Cuándo es la fecha límite para pagar la entrada? El 7 de noviembre es el último día para compar la entrada.</text:p>
          <text:p text:style-name="P4"><text:s/>A quién se le puede pagar la entrada? Ustedes pueden avisarnos a nosotros o a Darío para pagarle a él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UY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22T03:28:37.531329274</meta:creation-date>
    <dc:date>2023-03-31T14:51:03.428292775</dc:date>
    <meta:editing-duration>PT20H40M2S</meta:editing-duration>
    <meta:editing-cycles>6</meta:editing-cycles>
    <meta:generator>LibreOffice/7.3.7.2$Linux_X86_64 LibreOffice_project/30$Build-2</meta:generator>
    <dc:creator>Luis</dc:creator>
    <meta:document-statistic meta:table-count="0" meta:image-count="0" meta:object-count="0" meta:page-count="2" meta:paragraph-count="69" meta:word-count="374" meta:character-count="2491" meta:non-whitespace-character-count="2177"/>
  </office:meta>
</office:document-meta>
</file>